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text-underline-style="none" style:font-style-asian="italic" style:font-weight-asian="bold" style:font-style-complex="italic" style:font-weight-complex="bold"/>
    </style:style>
    <style:style style:name="T2" style:family="text">
      <style:text-properties style:text-underline-style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6" office:value-type="string" calcext:value-type="string">
            <text:p>price(€)</text:p>
          </table:table-cell>
          <table:table-cell table:style-name="ce1" office:value-type="string" calcext:value-type="string">
            <text:p>sum(€)</text:p>
          </table:table-cell>
          <table:table-cell table:style-name="ce1"/>
          <table:table-cell table:style-name="ce9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inted Par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e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PRODUCT([.C4] * [.D4])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e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PRODUCT([.C5] * [.D5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PRODUCT([.C6] * [.D6])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psule hol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RODUCT([.C7] * [.D7])"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pMic Basic</text:p>
          </table:table-cell>
          <table:table-cell table:style-name="ce7" office:value-type="string" calcext:value-type="string">
            <text:p>diy kit:</text:p>
          </table:table-cell>
          <table:table-cell table:style-name="ce7" table:formula="of:=SUM([.E10];[.E24])" office:value-type="float" office:value="29.29" calcext:value-type="float">
            <text:p>29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RODUCT([.C8] * [.D8])" office:value-type="float" office:value="2" calcext:value-type="float">
            <text:p>2</text:p>
          </table:table-cell>
          <table:table-cell table:number-columns-repeated="2"/>
          <table:table-cell table:style-name="ce7"/>
          <table:table-cell table:style-name="ce7" office:value-type="string" calcext:value-type="string">
            <text:p>assembled:</text:p>
          </table:table-cell>
          <table:table-cell table:style-name="ce7" table:formula="of:=SUM([.J7];[.E40])" office:value-type="float" office:value="44.29" calcext:value-type="float">
            <text:p>44.2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7" table:number-columns-repeated="3"/>
          <table:table-cell table:number-columns-repeated="1014"/>
        </table:table-row>
        <table:table-row table:style-name="ro2">
          <table:table-cell table:number-columns-repeated="3"/>
          <table:table-cell table:style-name="ce7"/>
          <table:table-cell table:style-name="ce7" table:formula="of:=SUM([.E4:.E8])" office:value-type="float" office:value="12" calcext:value-type="float">
            <text:p>12</text:p>
          </table:table-cell>
          <table:table-cell table:number-columns-repeated="2"/>
          <table:table-cell table:style-name="ce7" office:value-type="string" calcext:value-type="string">
            <text:p>pMic Preamp</text:p>
          </table:table-cell>
          <table:table-cell table:style-name="ce7" office:value-type="string" calcext:value-type="string">
            <text:p>diy kit:</text:p>
          </table:table-cell>
          <table:table-cell table:style-name="ce7" table:formula="of:=SUM([.E10];[.E24];[.E38])" office:value-type="float" office:value="38.51" calcext:value-type="float">
            <text:p>38.51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6"/>
          <table:table-cell table:style-name="ce7"/>
          <table:table-cell table:style-name="ce7" office:value-type="string" calcext:value-type="string">
            <text:p>assembled:</text:p>
          </table:table-cell>
          <table:table-cell table:style-name="ce7" table:formula="of:=SUM([.J10];[.E42])" office:value-type="float" office:value="73.51" calcext:value-type="float">
            <text:p>73.5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<text:span text:style-name="T1">Basic MIc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ameled copper wire</text:p>
          </table:table-cell>
          <table:table-cell office:value-type="string" calcext:value-type="string">
            <text:p>0.2mm, 50cm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13] * [.D13])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bber ban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14] * [.D14])" office:value-type="float" office:value="0.2" calcext:value-type="float">
            <text:p>0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c capsule</text:p>
          </table:table-cell>
          <table:table-cell office:value-type="string" calcext:value-type="string">
            <text:p>wm-6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PRODUCT([.C15] * [.D15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M3 ~15mm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PRODUCT([.C16] * [.D16])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M3 30mm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17] * [.D17])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M4 ~12mm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18] * [.D18])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M4 <text:s/>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formula="of:=PRODUCT([.C19] * [.D19])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dio jack</text:p>
          </table:table-cell>
          <table:table-cell office:value-type="string" calcext:value-type="string">
            <text:p>EBS 35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formula="of:=PRODUCT([.C20] * [.D20])" office:value-type="float" office:value="0.27" calcext:value-type="float">
            <text:p>0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v battery cl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formula="of:=PRODUCT([.C21] * [.D21])"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-getting-packing-lab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PRODUCT([.C22] * [.D22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/>
          <table:table-cell table:style-name="ce7" table:formula="of:=SUM([.E13:.E22])" office:value-type="float" office:value="17.29" calcext:value-type="float">
            <text:p>17.2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reamp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<text:span text:style-name="T2">pcb</text:span></text:p>
          </table:table-cell>
          <table:table-cell office:value-type="string" calcext:value-type="string">
            <text:p>69*18mm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PRODUCT([.C27] * [.D27])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l072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PRODUCT([.C28] * [.D28])" office:value-type="float" office:value="0.26" calcext:value-type="float">
            <text:p>0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PRODUCT([.C29] * [.D29])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table:formula="of:=PRODUCT([.C30] * [.D30])" office:value-type="float" office:value="0.64" calcext:value-type="float">
            <text:p>0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7k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table:formula="of:=PRODUCT([.C31] * [.D31])" office:value-type="float" office:value="0.64" calcext:value-type="float">
            <text:p>0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table:formula="of:=PRODUCT([.C32] * [.D32])" office:value-type="float" office:value="0.64" calcext:value-type="float">
            <text:p>0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pacitor (tant)</text:p>
          </table:table-cell>
          <table:table-cell office:value-type="string" calcext:value-type="string">
            <text:p>10u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table:formula="of:=PRODUCT([.C33] * [.D33])" office:value-type="float" office:value="0.64" calcext:value-type="float">
            <text:p>0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male, 4pi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4] * [.D34])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 21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PRODUCT([.C35] * [.D35])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-getting-packing-lab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PRODUCT([.C36] * [.D36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/>
          <table:table-cell table:style-name="ce7" table:formula="of:=SUM([.E27:.E36])" office:value-type="float" office:value="9.22" calcext:value-type="float">
            <text:p>9.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ssembly basic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7" table:formula="of:=PRODUCT([.C40] * [.D40]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ssembly pream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table:formula="of:=PRODUCT([.C41] * [.D41]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c+preamp</text:p>
          </table:table-cell>
          <table:table-cell table:number-columns-repeated="3"/>
          <table:table-cell table:style-name="ce7" table:formula="of:=SUM([.E40:.E41])" office:value-type="float" office:value="35" calcext:value-type="float">
            <text:p>35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2"/>
          <table:table-cell/>
          <table:table-cell table:style-name="ce7" table:number-columns-repeated="2"/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 style:data-style-name="N2" text:time-value="0000-00-00T00:00:02.123329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</meta:initial-creator>
    <meta:creation-date>2013-11-22T10:40:07.673291988</meta:creation-date>
    <dc:date>2013-11-26T22:19:19.707466516</dc:date>
    <dc:creator>frank </dc:creator>
    <meta:editing-duration>PT12H11M38S</meta:editing-duration>
    <meta:editing-cycles>10</meta:editing-cycles>
    <meta:generator>LibreOffice/4.1.2.3$Linux_x86 LibreOffice_project/410m0$Build-3</meta:generator>
    <meta:document-statistic meta:table-count="1" meta:cell-count="146" meta:object-count="0"/>
  </office:meta>
</office:document-meta>
</file>